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 New" fo:font-size="16pt" fo:font-style="normal" style:text-underline-style="solid" style:text-underline-width="auto" style:text-underline-color="font-color" fo:font-weight="bold" officeooo:rsid="0000f28f" officeooo:paragraph-rsid="0000f28f" style:font-size-asian="16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ourier New" officeooo:rsid="0000f28f" officeooo:paragraph-rsid="0000f28f"/>
    </style:style>
    <style:style style:name="P3" style:family="paragraph" style:parent-style-name="Standard">
      <style:paragraph-properties fo:text-align="justify" style:justify-single-word="false"/>
      <style:text-properties style:font-name="Courier New" officeooo:rsid="0000f28f" officeooo:paragraph-rsid="001db6f5"/>
    </style:style>
    <style:style style:name="P4" style:family="paragraph" style:parent-style-name="Standard">
      <style:paragraph-properties fo:text-align="justify" style:justify-single-word="false"/>
      <style:text-properties style:font-name="Courier New" fo:font-weight="bold" officeooo:rsid="0000f28f" officeooo:paragraph-rsid="0000f28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ourier New" fo:font-weight="bold" officeooo:rsid="00047e94" officeooo:paragraph-rsid="00047e9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ourier New" fo:font-weight="bold" officeooo:rsid="000b63e9" officeooo:paragraph-rsid="000b63e9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ourier New" fo:font-weight="bold" officeooo:rsid="00072db7" officeooo:paragraph-rsid="00072db7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ourier New" fo:font-weight="bold" officeooo:rsid="00081aa7" officeooo:paragraph-rsid="00081aa7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ourier New" fo:font-weight="bold" officeooo:rsid="000b9631" officeooo:paragraph-rsid="000b9631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ourier New" fo:font-weight="bold" officeooo:rsid="0016f65a" officeooo:paragraph-rsid="0016f65a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ourier New" fo:font-weight="bold" officeooo:rsid="00263918" officeooo:paragraph-rsid="00263918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ourier New" fo:font-weight="bold" officeooo:rsid="002821dd" officeooo:paragraph-rsid="002821dd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Courier New" fo:font-weight="bold" officeooo:rsid="0028ac25" officeooo:paragraph-rsid="0028ac25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Courier New" fo:font-weight="bold" officeooo:rsid="0017aded" officeooo:paragraph-rsid="0017aded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Courier New" officeooo:rsid="000549de" officeooo:paragraph-rsid="000549de"/>
    </style:style>
    <style:style style:name="P16" style:family="paragraph" style:parent-style-name="Standard">
      <style:paragraph-properties fo:text-align="justify" style:justify-single-word="false"/>
      <style:text-properties style:font-name="Courier New" officeooo:rsid="000549de" officeooo:paragraph-rsid="00240a6d"/>
    </style:style>
    <style:style style:name="P17" style:family="paragraph" style:parent-style-name="Standard">
      <style:paragraph-properties fo:text-align="justify" style:justify-single-word="false"/>
      <style:text-properties style:font-name="Courier New" officeooo:rsid="0007142a" officeooo:paragraph-rsid="0007142a"/>
    </style:style>
    <style:style style:name="P18" style:family="paragraph" style:parent-style-name="Standard">
      <style:paragraph-properties fo:text-align="justify" style:justify-single-word="false"/>
      <style:text-properties style:font-name="Courier New" officeooo:rsid="0007142a" officeooo:paragraph-rsid="00072db7"/>
    </style:style>
    <style:style style:name="P19" style:family="paragraph" style:parent-style-name="Standard">
      <style:paragraph-properties fo:text-align="justify" style:justify-single-word="false"/>
      <style:text-properties style:font-name="Courier New" officeooo:rsid="0007142a" officeooo:paragraph-rsid="00081aa7"/>
    </style:style>
    <style:style style:name="P20" style:family="paragraph" style:parent-style-name="Standard">
      <style:paragraph-properties fo:text-align="justify" style:justify-single-word="false"/>
      <style:text-properties style:font-name="Courier New" officeooo:rsid="0007142a" officeooo:paragraph-rsid="0008ee63"/>
    </style:style>
    <style:style style:name="P21" style:family="paragraph" style:parent-style-name="Standard">
      <style:paragraph-properties fo:text-align="justify" style:justify-single-word="false"/>
      <style:text-properties style:font-name="Courier New" officeooo:rsid="0007142a" officeooo:paragraph-rsid="000b4003"/>
    </style:style>
    <style:style style:name="P22" style:family="paragraph" style:parent-style-name="Standard">
      <style:paragraph-properties fo:text-align="justify" style:justify-single-word="false"/>
      <style:text-properties style:font-name="Courier New" officeooo:rsid="00072db7" officeooo:paragraph-rsid="00072db7"/>
    </style:style>
    <style:style style:name="P23" style:family="paragraph" style:parent-style-name="Standard">
      <style:paragraph-properties fo:text-align="justify" style:justify-single-word="false"/>
      <style:text-properties style:font-name="Courier New" officeooo:rsid="000b63e9" officeooo:paragraph-rsid="000b63e9"/>
    </style:style>
    <style:style style:name="P24" style:family="paragraph" style:parent-style-name="Standard">
      <style:paragraph-properties fo:text-align="justify" style:justify-single-word="false"/>
      <style:text-properties style:font-name="Courier New" officeooo:rsid="00079fe7" officeooo:paragraph-rsid="00072db7"/>
    </style:style>
    <style:style style:name="P25" style:family="paragraph" style:parent-style-name="Standard">
      <style:paragraph-properties fo:text-align="justify" style:justify-single-word="false"/>
      <style:text-properties style:font-name="Courier New" officeooo:rsid="00081aa7" officeooo:paragraph-rsid="00081aa7"/>
    </style:style>
    <style:style style:name="P26" style:family="paragraph" style:parent-style-name="Standard">
      <style:paragraph-properties fo:text-align="justify" style:justify-single-word="false"/>
      <style:text-properties style:font-name="Courier New" officeooo:rsid="000b4003" officeooo:paragraph-rsid="000b4003"/>
    </style:style>
    <style:style style:name="P27" style:family="paragraph" style:parent-style-name="Standard">
      <style:paragraph-properties fo:text-align="justify" style:justify-single-word="false"/>
      <style:text-properties style:font-name="Courier New" officeooo:rsid="0008ee63" officeooo:paragraph-rsid="0008ee63"/>
    </style:style>
    <style:style style:name="P28" style:family="paragraph" style:parent-style-name="Standard">
      <style:paragraph-properties fo:text-align="justify" style:justify-single-word="false"/>
      <style:text-properties style:font-name="Courier New" officeooo:rsid="000c1535" officeooo:paragraph-rsid="000c1535"/>
    </style:style>
    <style:style style:name="P29" style:family="paragraph" style:parent-style-name="Standard">
      <style:paragraph-properties fo:text-align="justify" style:justify-single-word="false"/>
      <style:text-properties style:font-name="Courier New" officeooo:rsid="000b9631" officeooo:paragraph-rsid="000b9631"/>
    </style:style>
    <style:style style:name="P30" style:family="paragraph" style:parent-style-name="Standard">
      <style:paragraph-properties fo:text-align="justify" style:justify-single-word="false"/>
      <style:text-properties style:font-name="Courier New" officeooo:rsid="001197c6" officeooo:paragraph-rsid="001197c6"/>
    </style:style>
    <style:style style:name="P31" style:family="paragraph" style:parent-style-name="Standard">
      <style:paragraph-properties fo:text-align="justify" style:justify-single-word="false"/>
      <style:text-properties style:font-name="Courier New" officeooo:rsid="00047e94" officeooo:paragraph-rsid="00047e94"/>
    </style:style>
    <style:style style:name="P32" style:family="paragraph" style:parent-style-name="Standard">
      <style:paragraph-properties fo:text-align="justify" style:justify-single-word="false"/>
      <style:text-properties style:font-name="Courier New" officeooo:rsid="001563a6" officeooo:paragraph-rsid="001563a6"/>
    </style:style>
    <style:style style:name="P33" style:family="paragraph" style:parent-style-name="Standard">
      <style:paragraph-properties fo:text-align="justify" style:justify-single-word="false"/>
      <style:text-properties style:font-name="Courier New" officeooo:rsid="0016f65a" officeooo:paragraph-rsid="0016f65a"/>
    </style:style>
    <style:style style:name="P34" style:family="paragraph" style:parent-style-name="Standard">
      <style:paragraph-properties fo:text-align="justify" style:justify-single-word="false"/>
      <style:text-properties style:font-name="Courier New" officeooo:rsid="0017aded" officeooo:paragraph-rsid="0017aded"/>
    </style:style>
    <style:style style:name="P35" style:family="paragraph" style:parent-style-name="Standard">
      <style:paragraph-properties fo:text-align="justify" style:justify-single-word="false"/>
      <style:text-properties style:font-name="Courier New" officeooo:rsid="001968cc" officeooo:paragraph-rsid="001968cc"/>
    </style:style>
    <style:style style:name="P36" style:family="paragraph" style:parent-style-name="Standard">
      <style:paragraph-properties fo:text-align="justify" style:justify-single-word="false"/>
      <style:text-properties style:font-name="Courier New" officeooo:rsid="001968cc" officeooo:paragraph-rsid="0020a4c6"/>
    </style:style>
    <style:style style:name="P37" style:family="paragraph" style:parent-style-name="Standard">
      <style:paragraph-properties fo:text-align="justify" style:justify-single-word="false"/>
      <style:text-properties style:font-name="Courier New" officeooo:rsid="001a05ad" officeooo:paragraph-rsid="001a05ad"/>
    </style:style>
    <style:style style:name="P38" style:family="paragraph" style:parent-style-name="Standard">
      <style:paragraph-properties fo:text-align="justify" style:justify-single-word="false"/>
      <style:text-properties style:font-name="Courier New" officeooo:rsid="0003e4ae" officeooo:paragraph-rsid="001db6f5"/>
    </style:style>
    <style:style style:name="P39" style:family="paragraph" style:parent-style-name="Standard">
      <style:paragraph-properties fo:text-align="justify" style:justify-single-word="false"/>
      <style:text-properties style:font-name="Courier New" officeooo:rsid="000268a7" officeooo:paragraph-rsid="001db6f5"/>
    </style:style>
    <style:style style:name="P40" style:family="paragraph" style:parent-style-name="Standard">
      <style:paragraph-properties fo:text-align="justify" style:justify-single-word="false"/>
      <style:text-properties style:font-name="Courier New" officeooo:rsid="001ca825" officeooo:paragraph-rsid="001db6f5"/>
    </style:style>
    <style:style style:name="P41" style:family="paragraph" style:parent-style-name="Standard">
      <style:paragraph-properties fo:text-align="justify" style:justify-single-word="false"/>
      <style:text-properties style:font-name="Courier New" officeooo:rsid="001db6f5" officeooo:paragraph-rsid="001db6f5"/>
    </style:style>
    <style:style style:name="P42" style:family="paragraph" style:parent-style-name="Standard">
      <style:paragraph-properties fo:text-align="justify" style:justify-single-word="false"/>
      <style:text-properties style:font-name="Courier New" officeooo:rsid="001f458d" officeooo:paragraph-rsid="001f458d"/>
    </style:style>
    <style:style style:name="P43" style:family="paragraph" style:parent-style-name="Standard">
      <style:paragraph-properties fo:text-align="justify" style:justify-single-word="false"/>
      <style:text-properties style:font-name="Courier New" officeooo:rsid="0022d508" officeooo:paragraph-rsid="0022d508"/>
    </style:style>
    <style:style style:name="P44" style:family="paragraph" style:parent-style-name="Standard">
      <style:paragraph-properties fo:text-align="justify" style:justify-single-word="false"/>
      <style:text-properties style:font-name="Courier New" officeooo:rsid="00240a6d" officeooo:paragraph-rsid="00240a6d"/>
    </style:style>
    <style:style style:name="P45" style:family="paragraph" style:parent-style-name="Standard">
      <style:paragraph-properties fo:text-align="justify" style:justify-single-word="false"/>
      <style:text-properties style:font-name="Courier New" officeooo:rsid="001b6a26" officeooo:paragraph-rsid="001b6a26"/>
    </style:style>
    <style:style style:name="P46" style:family="paragraph" style:parent-style-name="Standard">
      <style:paragraph-properties fo:text-align="justify" style:justify-single-word="false"/>
      <style:text-properties style:font-name="Courier New" officeooo:rsid="00269e9b" officeooo:paragraph-rsid="00269e9b"/>
    </style:style>
    <style:style style:name="P47" style:family="paragraph" style:parent-style-name="Standard">
      <style:paragraph-properties fo:text-align="justify" style:justify-single-word="false"/>
      <style:text-properties style:font-name="Courier New" officeooo:rsid="0027d9e6" officeooo:paragraph-rsid="0027d9e6"/>
    </style:style>
    <style:style style:name="P48" style:family="paragraph" style:parent-style-name="Standard">
      <style:paragraph-properties fo:text-align="justify" style:justify-single-word="false"/>
      <style:text-properties style:font-name="Courier New" officeooo:rsid="00155b10" officeooo:paragraph-rsid="00155b10"/>
    </style:style>
    <style:style style:name="P49" style:family="paragraph" style:parent-style-name="Standard">
      <style:paragraph-properties fo:text-align="justify" style:justify-single-word="false"/>
      <style:text-properties style:font-name="Courier New" officeooo:rsid="00246488" officeooo:paragraph-rsid="00246488"/>
    </style:style>
    <style:style style:name="P50" style:family="paragraph" style:parent-style-name="Standard">
      <style:paragraph-properties fo:text-align="justify" style:justify-single-word="false"/>
      <style:text-properties style:font-name="Courier New" officeooo:rsid="002821dd" officeooo:paragraph-rsid="002821dd"/>
    </style:style>
    <style:style style:name="P51" style:family="paragraph" style:parent-style-name="Standard">
      <style:paragraph-properties fo:text-align="justify" style:justify-single-word="false"/>
      <style:text-properties style:font-name="Courier New" officeooo:rsid="0028ac25" officeooo:paragraph-rsid="0028ac25"/>
    </style:style>
    <style:style style:name="P52" style:family="paragraph" style:parent-style-name="Standard">
      <style:paragraph-properties fo:text-align="justify" style:justify-single-word="false"/>
      <style:text-properties style:font-name="Courier New" officeooo:rsid="0033398c" officeooo:paragraph-rsid="0033398c"/>
    </style:style>
    <style:style style:name="P53" style:family="paragraph" style:parent-style-name="Standard">
      <style:paragraph-properties fo:text-align="justify" style:justify-single-word="false"/>
      <style:text-properties style:font-name="Courier New" officeooo:rsid="00339800" officeooo:paragraph-rsid="00339800"/>
    </style:style>
    <style:style style:name="P54" style:family="paragraph" style:parent-style-name="Standard">
      <style:paragraph-properties fo:text-align="justify" style:justify-single-word="false"/>
      <style:text-properties style:font-name="Courier New" officeooo:rsid="0035415c" officeooo:paragraph-rsid="0035415c"/>
    </style:style>
    <style:style style:name="T1" style:family="text">
      <style:text-properties officeooo:rsid="00072db7"/>
    </style:style>
    <style:style style:name="T2" style:family="text">
      <style:text-properties officeooo:rsid="00079fe7"/>
    </style:style>
    <style:style style:name="T3" style:family="text">
      <style:text-properties fo:font-weight="bold" officeooo:rsid="00072db7" style:font-weight-asian="bold" style:font-weight-complex="bold"/>
    </style:style>
    <style:style style:name="T4" style:family="text">
      <style:text-properties fo:font-weight="bold" officeooo:rsid="00079fe7" style:font-weight-asian="bold" style:font-weight-complex="bold"/>
    </style:style>
    <style:style style:name="T5" style:family="text">
      <style:text-properties fo:font-weight="bold" officeooo:rsid="0008ee63" style:font-weight-asian="bold" style:font-weight-complex="bold"/>
    </style:style>
    <style:style style:name="T6" style:family="text">
      <style:text-properties fo:font-weight="bold" officeooo:rsid="00081aa7" style:font-weight-asian="bold" style:font-weight-complex="bold"/>
    </style:style>
    <style:style style:name="T7" style:family="text">
      <style:text-properties fo:font-weight="bold" officeooo:rsid="000aa4cb" style:font-weight-asian="bold" style:font-weight-complex="bold"/>
    </style:style>
    <style:style style:name="T8" style:family="text">
      <style:text-properties fo:font-weight="bold" officeooo:rsid="000b4003" style:font-weight-asian="bold" style:font-weight-complex="bold"/>
    </style:style>
    <style:style style:name="T9" style:family="text">
      <style:text-properties fo:font-weight="bold" officeooo:rsid="000b63e9" style:font-weight-asian="bold" style:font-weight-complex="bold"/>
    </style:style>
    <style:style style:name="T10" style:family="text">
      <style:text-properties officeooo:rsid="0008ee63"/>
    </style:style>
    <style:style style:name="T11" style:family="text">
      <style:text-properties officeooo:rsid="000aa4cb"/>
    </style:style>
    <style:style style:name="T12" style:family="text">
      <style:text-properties officeooo:rsid="000b63e9"/>
    </style:style>
    <style:style style:name="T13" style:family="text">
      <style:text-properties officeooo:rsid="001563a6"/>
    </style:style>
    <style:style style:name="T14" style:family="text">
      <style:text-properties officeooo:rsid="0020919a"/>
    </style:style>
    <style:style style:name="T15" style:family="text">
      <style:text-properties officeooo:rsid="0020a4c6"/>
    </style:style>
    <style:style style:name="T16" style:family="text">
      <style:text-properties officeooo:rsid="00213706"/>
    </style:style>
    <style:style style:name="T17" style:family="text">
      <style:text-properties officeooo:rsid="0027d9e6"/>
    </style:style>
    <style:style style:name="T18" style:family="text">
      <style:text-properties officeooo:rsid="002baf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TEMA CBS INFORMATICA.</text:p>
      <text:p text:style-name="P2"/>
      <text:p text:style-name="P4"># COMANDOS BASICOS</text:p>
      <text:p text:style-name="P3">Alt+A <text:tab/>&lt;- Para alterar en cualquier pantall.</text:p>
      <text:p text:style-name="P40">ALT+B<text:tab/>&lt;- Para buscar registros desde una tabla.</text:p>
      <text:p text:style-name="P41">ALT+C<text:tab/>&lt;- Para <text:span text:style-name="T16">cuenta corriente de alguna persona.</text:span></text:p>
      <text:p text:style-name="P39">Alt+E<text:tab/>&lt;- Para excluir algun registro de compras, ventas, etc.</text:p>
      <text:p text:style-name="P3">Alt+G <text:tab/>&lt;- Guardar en cualquier pantalla.</text:p>
      <text:p text:style-name="P43">ALT+F<text:tab/>&lt;- Para facturar una compra o venta.</text:p>
      <text:p text:style-name="P43">ALT+I<text:tab/>&lt;- Para imprimir.</text:p>
      <text:p text:style-name="P38">Alt+H<text:tab/>&lt;- Para historico de ventas, compras, etc.</text:p>
      <text:p text:style-name="P3">Alt+N<text:tab/>&lt;- Para agregar cualquier registro, venta, compra, etc.</text:p>
      <text:p text:style-name="P42">ALT+O<text:tab/>&lt;- Para observaciones.</text:p>
      <text:p text:style-name="P43">ALT+P<text:tab/>&lt;- Para imprimir pagare.</text:p>
      <text:p text:style-name="P2"/>
      <text:p text:style-name="P2">Esc <text:tab/><text:tab/>&lt;- para salir de cualquier pantalla.</text:p>
      <text:p text:style-name="P2">Espacio<text:tab/>&lt;- Para ver detalles de personas, compras, ventas, etc.</text:p>
      <text:p text:style-name="P2">Tab<text:tab/><text:tab/>&lt;- Para saltar los campos del sistema.</text:p>
      <text:p text:style-name="P2">Enter<text:tab/>&lt;- Para <text:span text:style-name="T17">salta en los textbox</text:span>.</text:p>
      <text:p text:style-name="P47">Alt+Enter<text:tab/>&lt;- Para seleccionar los botones.</text:p>
      <text:p text:style-name="P2"/>
      <text:p text:style-name="P2"/>
      <text:p text:style-name="P5"># Estandares campos.</text:p>
      <text:p text:style-name="P31">* Nombre de marcas, grupo, subgrupos, ciudades, grupo de personas, <text:span text:style-name="T13">email.</text:span> etc. = 40 caracteres.</text:p>
      <text:p text:style-name="P32">* Personas, fantasia, producto, aplicacion, direccion = 80 caracteres.</text:p>
      <text:p text:style-name="P48">* Campo observacion = 500 caracteres.</text:p>
      <text:p text:style-name="P16"/>
      <text:p text:style-name="P44">TAMANOS.</text:p>
      <text:p text:style-name="P44">Botones size = 80; 30</text:p>
      <text:p text:style-name="P15">Formularios = 500;200</text:p>
      <text:p text:style-name="P35">Forumlario cliente y productos = <text:span text:style-name="T14">1024;</text:span> <text:span text:style-name="T14">740</text:span>;</text:p>
      <text:p text:style-name="P36">Grilla cliente y productos = <text:span text:style-name="T15">1012; 630</text:span>;</text:p>
      <text:p text:style-name="P15"/>
      <text:p text:style-name="P17">productos.</text:p>
      <text:p text:style-name="P17">Clientes</text:p>
      <text:p text:style-name="P17">ventas </text:p>
      <text:p text:style-name="P17">proveedores</text:p>
      <text:p text:style-name="P17">compras </text:p>
      <text:p text:style-name="P17">reporte</text:p>
      <text:p text:style-name="P17">seguridad</text:p>
      <text:p text:style-name="P17"/>
      <text:p text:style-name="P22"/>
      <text:p text:style-name="P6">Pendencias. </text:p>
      <text:p text:style-name="P23">Polimorfismo. Aula 3337 a 3339.</text:p>
      <text:p text:style-name="P28">Diretorios. Aula 3345 a 3348.</text:p>
      <text:p text:style-name="P22"/>
      <text:p text:style-name="P7">* Declaracao de variaveis.</text:p>
      <text:p text:style-name="P18"><text:span text:style-name="T3">Public =</text:span><text:span text:style-name="T1"> sem restricoes.</text:span></text:p>
      <text:p text:style-name="P18"><text:span text:style-name="T3">Private =</text:span><text:span text:style-name="T1"> somente pudem ser acessadas na clase.</text:span></text:p>
      <text:p text:style-name="P18"><text:span text:style-name="T3">Protected =</text:span><text:span text:style-name="T1"> semelhante ao private e podem ser acessados de outras clases.</text:span></text:p>
      <text:p text:style-name="P7"><text:soft-page-break/>Internal e protected internal.</text:p>
      <text:p text:style-name="P22"/>
      <text:p text:style-name="P18"><text:span text:style-name="T3">* </text:span><text:span text:style-name="T4">OBS. </text:span><text:span text:style-name="T2">Sempre nas clases declarar as variaveis como private y utilizar metodos.</text:span></text:p>
      <text:p text:style-name="P24"/>
      <text:p text:style-name="P8">* Polimorfismo.</text:p>
      <text:p text:style-name="P25">Voce declara varios metodos con o mesmo nome mas com parametros diferentes, asim o C# entende de acordo ao parametro pasado cual metodo uzar.</text:p>
      <text:p text:style-name="P25"/>
      <text:p text:style-name="P19"><text:span text:style-name="T6">* </text:span><text:span text:style-name="T7">Heranza.</text:span><text:span text:style-name="T11"> Reuso de codigo en clase. Variaveis y metodos. </text:span></text:p>
      <text:p text:style-name="P26">ClaseNova: ClaseHeranza</text:p>
      <text:p text:style-name="P26"/>
      <text:p text:style-name="P21"><text:span text:style-name="T8">* </text:span><text:span text:style-name="T9">Constructor.</text:span><text:span text:style-name="T12"> Automaticamente executa este metodo construtor cuando inicia o programa.</text:span></text:p>
      <text:p text:style-name="P29">Public nome_clase()</text:p>
      <text:p text:style-name="P29">{</text:p>
      <text:p text:style-name="P29"><text:tab/>codigo; si voce quer que sempre execute alguma coisa no metodo construtor inicialize aqui.</text:p>
      <text:p text:style-name="P29">}</text:p>
      <text:p text:style-name="P25"/>
      <text:p text:style-name="P9">* Metodo destructor.</text:p>
      <text:p text:style-name="P29">~nome_clase()</text:p>
      <text:p text:style-name="P29">{</text:p>
      <text:p text:style-name="P29"><text:tab/>codigo. </text:p>
      <text:p text:style-name="P29">}</text:p>
      <text:p text:style-name="P25"/>
      <text:p text:style-name="P8">* Debug.</text:p>
      <text:p text:style-name="P27">Marcar uma parte do codigo para debugar.</text:p>
      <text:p text:style-name="P20"><text:span text:style-name="T5">Step over</text:span><text:span text:style-name="T10"> F10: Paso a paso por procedimiento.</text:span></text:p>
      <text:p text:style-name="P20"><text:span text:style-name="T5">Step Into</text:span><text:span text:style-name="T10"> F11: Paso a paso por instrucciones.</text:span></text:p>
      <text:p text:style-name="P27"/>
      <text:p text:style-name="P30">"insert into produtos (pro_desc, pro_costo, pro_venta) values (@descripcion, @costo, @venta)"</text:p>
      <text:p text:style-name="P30"/>
      <text:p text:style-name="P10">Tipos de datos.</text:p>
      <text:p text:style-name="P30"><text:a xlink:type="simple" xlink:href="http://msdn.microsoft.com/es-es/library/ms228360(v=vs.90).aspx">http://msdn.microsoft.com/es-es/library/ms228360(v=vs.90).aspx</text:a> </text:p>
      <text:p text:style-name="P30"/>
      <text:p text:style-name="P33">Recomendaciones.</text:p>
      <text:p text:style-name="P33">Evitar de utilizar el guion bajo. </text:p>
      <text:p text:style-name="P33"/>
      <text:p text:style-name="P14">Datagrid</text:p>
      <text:p text:style-name="P34">AutoSizeColummnsMo = AllCells.</text:p>
      <text:p text:style-name="P34">SelectionMode = FullRowSelect.</text:p>
      <text:p text:style-name="P37">AutoSizeColumnsMode = AllCells.</text:p>
      <text:p text:style-name="P37"/>
      <text:p text:style-name="P52">Formularios.</text:p>
      <text:p text:style-name="P53">Size = 1000 x 700;</text:p>
      <text:p text:style-name="P53">StartPosition = centerScreen;</text:p>
      <text:p text:style-name="P53">FormBorderStyle = none;</text:p>
      <text:p text:style-name="P37"/>
      <text:p text:style-name="P45">CONEXAO A PARTE EM UMA CLASE...</text:p>
      <text:p text:style-name="P45"/>
      <text:p text:style-name="P11"><text:soft-page-break/># Requisitos sistema CBS INFORMATICA.</text:p>
      <text:p text:style-name="P49">Resolucion minima. 1024 X 768.</text:p>
      <text:p text:style-name="P46">Visual C# 2010.</text:p>
      <text:p text:style-name="P46">Postgresql 9.2.</text:p>
      <text:p text:style-name="P46">Pgadmin 3.</text:p>
      <text:p text:style-name="P46"/>
      <text:p text:style-name="P12">ListBox.</text:p>
      <text:p text:style-name="P50">Propiedad = DropDownStyle = DropDownList</text:p>
      <text:p text:style-name="P50"/>
      <text:p text:style-name="P13"/>
      <text:p text:style-name="P13"/>
      <text:p text:style-name="P13">Servicios.</text:p>
      <text:p text:style-name="P13"/>
      <text:p text:style-name="P13">Tabla Servicio. (servicio).</text:p>
      <text:p text:style-name="P51">- id_servicio = id único de la tabla de servicio.</text:p>
      <text:p text:style-name="P51">- descripcion = descripcion del servicio.</text:p>
      <text:p text:style-name="P51">- costo = costo del servicio posiblemente será costo = 0;</text:p>
      <text:p text:style-name="P51">- precio_min = precio minimo del servicio.</text:p>
      <text:p text:style-name="P51">- precio = precio normal del servicio.</text:p>
      <text:p text:style-name="P51">- id_sgrupo = grupo del servicio.</text:p>
      <text:p text:style-name="P51">- <text:span text:style-name="T18">observacion = observacion del servicio.</text:span></text:p>
      <text:p text:style-name="P51"/>
      <text:p text:style-name="P13">Tabla Grupo Servicio. (ser_grupo).</text:p>
      <text:p text:style-name="P51">- id_servicio = id único de la tabla de servicio.</text:p>
      <text:p text:style-name="P51">- descripcion = descripcion del grupo.</text:p>
      <text:p text:style-name="P51"><text:s/></text:p>
      <text:p text:style-name="P54">Técnica deleg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3H24M27S</meta:editing-duration>
    <meta:editing-cycles>43</meta:editing-cycles>
    <meta:generator>LibreOffice/4.2.6.3$Windows_x86 LibreOffice_project/3fd416d4c6db7d3204c17ce57a1d70f6e531ee21</meta:generator>
    <dc:date>2015-04-15T22:26:35.565000000</dc:date>
    <meta:document-statistic meta:table-count="0" meta:image-count="0" meta:object-count="0" meta:page-count="3" meta:paragraph-count="96" meta:word-count="490" meta:character-count="3188" meta:non-whitespace-character-count="2778"/>
    <meta:user-defined meta:name="Info 1"/>
    <meta:user-defined meta:name="Info 2"/>
    <meta:user-defined meta:name="Info 3"/>
    <meta:user-defined meta:name="Info 4"/>
  </office:meta>
</office:document-meta>
</file>